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200000002007AFB7D9327D14C68.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025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5" style:family="graphic" style:parent-style-name="standard">
      <style:graphic-properties draw:opacity="0%" draw:opacity-name="" draw:textarea-horizontal-align="justify" draw:textarea-vertical-align="middle" draw:auto-grow-height="false" fo:min-height="5.53cm" fo:min-width="4.772cm"/>
    </style:style>
    <style:style style:name="gr6" style:family="graphic" style:parent-style-name="standard">
      <style:graphic-properties draw:stroke="none" svg:stroke-color="#000000" draw:fill="none" draw:fill-color="#ffffff" draw:auto-grow-height="true" draw:auto-grow-width="false" fo:max-height="0cm" fo:min-height="1.666cm"/>
      <style:paragraph-properties style:writing-mode="lr-tb"/>
    </style:style>
    <style:style style:name="gr7" style:family="graphic" style:parent-style-name="standard">
      <style:graphic-properties draw:opacity="0%" draw:opacity-name="" draw:textarea-horizontal-align="justify" draw:textarea-vertical-align="middle" draw:auto-grow-height="false" fo:min-height="4.794cm" fo:min-width="4.544cm"/>
    </style:style>
    <style:style style:name="gr8" style:family="graphic" style:parent-style-name="standard">
      <style:graphic-properties draw:opacity="0%" draw:opacity-name="" draw:textarea-horizontal-align="justify" draw:textarea-vertical-align="middle" draw:auto-grow-height="false" fo:min-height="1.356cm" fo:min-width="4.662cm"/>
    </style:style>
    <style:style style:name="gr9" style:family="graphic" style:parent-style-name="standard">
      <style:graphic-properties draw:stroke="none" svg:stroke-color="#000000" draw:fill="none" draw:fill-color="#ffffff" draw:auto-grow-height="true" draw:auto-grow-width="false" fo:max-height="0cm" fo:min-height="1.528cm"/>
      <style:paragraph-properties style:writing-mode="lr-tb"/>
    </style:style>
    <style:style style:name="gr10" style:family="graphic" style:parent-style-name="standard">
      <style:graphic-properties draw:textarea-horizontal-align="justify" draw:textarea-vertical-align="middle" draw:auto-grow-height="false" fo:min-height="0.258cm" fo:min-width="1.024cm"/>
    </style:style>
    <style:style style:name="gr11" style:family="graphic" style:parent-style-name="standard">
      <style:graphic-properties draw:textarea-vertical-align="middle" draw:auto-grow-height="false" fo:min-height="4.068cm" fo:min-width="11.184cm"/>
    </style:style>
    <style:style style:name="gr12" style:family="graphic" style:parent-style-name="standard">
      <style:graphic-properties draw:textarea-vertical-align="middle" draw:auto-grow-height="false" fo:min-height="4.068cm" fo:min-width="6.612cm"/>
    </style:style>
    <style:style style:name="gr13" style:family="graphic">
      <style:graphic-properties style:protect="size"/>
    </style:style>
    <style:style style:name="pr1" style:family="presentation" style:parent-style-name="Default-notes">
      <style:graphic-properties draw:fill-color="#ffffff" fo:min-height="13.364cm"/>
      <style:paragraph-properties style:writing-mode="lr-tb"/>
    </style:style>
    <style:style style:name="P1" style:family="paragraph">
      <style:paragraph-properties fo:text-align="center"/>
    </style:style>
    <style:style style:name="P2" style:family="paragraph">
      <loext:graphic-properties draw:fill="none" draw:fill-color="#ffffff"/>
    </style:style>
    <style:style style:name="P3" style:family="paragraph">
      <style:text-properties fo:font-size="14pt" style:font-size-asian="14pt" style:font-size-complex="14pt"/>
    </style:style>
    <style:style style:name="P4" style:family="paragraph">
      <loext:graphic-properties draw:fill="none" draw:fill-color="#ffffff"/>
      <style:text-properties fo:font-size="14pt" style:font-size-asian="14pt" style:font-size-complex="14pt"/>
    </style:style>
    <style:style style:name="P5" style:family="paragraph">
      <loext:graphic-properties draw:opacity="0%"/>
      <style:paragraph-properties fo:text-align="center"/>
    </style:style>
    <style:style style:name="P6" style:family="paragraph">
      <loext:graphic-properties draw:fill-color="#ffffff"/>
    </style:style>
    <style:style style:name="T1" style:family="text">
      <style:text-properties fo:font-size="14pt" style:font-size-asian="14pt" style:font-size-complex="14pt"/>
    </style:style>
    <style:style style:name="T2" style:family="text">
      <style:text-properties fo:font-size="13pt" style:font-size-asian="13pt" style:font-size-complex="13pt"/>
    </style:style>
    <style:style style:name="T3" style:family="text">
      <style:text-properties fo:font-size="14pt" style:text-underline-style="solid" style:text-underline-width="auto" style:text-underline-color="font-color" style:font-size-asian="14pt" style:font-size-complex="14pt"/>
    </style:style>
    <style:style style:name="T4" style:family="text">
      <style:text-properties fo:font-size="13pt" style:text-underline-style="solid" style:text-underline-width="auto" style:text-underline-color="font-color" style:font-size-asian="13pt" style:font-size-complex="13pt"/>
    </style:style>
    <style:style style:name="T5" style:family="text">
      <style:text-properties style:text-position="-33% 58%" fo:font-size="14pt" style:font-size-asian="14pt" style:font-size-complex="14pt"/>
    </style:style>
    <style:style style:name="T6" style:family="text">
      <style:text-properties style:text-position="0% 100%"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1.778cm" svg:height="2.137cm" svg:x="5.334cm" svg:y="10.611cm">
          <draw:image xlink:href="Pictures/1000020100000200000002007AFB7D9327D14C68.png" xlink:type="simple" xlink:show="embed" xlink:actuate="onLoad" loext:mime-type="image/png">
            <text:p/>
          </draw:image>
        </draw:frame>
        <draw:frame draw:style-name="gr1" draw:text-style-name="P1" draw:layer="layout" svg:width="1.524cm" svg:height="2.137cm" svg:x="4.572cm" svg:y="10.563cm">
          <draw:image xlink:href="Pictures/1000020100000200000002007AFB7D9327D14C68.png" xlink:type="simple" xlink:show="embed" xlink:actuate="onLoad" loext:mime-type="image/png">
            <text:p/>
          </draw:image>
        </draw:frame>
        <draw:frame draw:style-name="gr1" draw:text-style-name="P1" draw:layer="layout" svg:width="1.778cm" svg:height="2.137cm" svg:x="3.556cm" svg:y="10.563cm">
          <draw:image xlink:href="Pictures/1000020100000200000002007AFB7D9327D14C68.png" xlink:type="simple" xlink:show="embed" xlink:actuate="onLoad" loext:mime-type="image/png">
            <text:p/>
          </draw:image>
        </draw:frame>
        <draw:frame draw:style-name="gr1" draw:text-style-name="P1" draw:layer="layout" svg:width="1.778cm" svg:height="2.137cm" svg:x="2.54cm" svg:y="10.563cm">
          <draw:image xlink:href="Pictures/1000020100000200000002007AFB7D9327D14C68.png" xlink:type="simple" xlink:show="embed" xlink:actuate="onLoad" loext:mime-type="image/png">
            <text:p/>
          </draw:image>
        </draw:frame>
        <draw:frame draw:style-name="gr1" draw:text-style-name="P1" draw:layer="layout" svg:width="1.778cm" svg:height="2.137cm" svg:x="5.334cm" svg:y="3.556cm">
          <draw:image xlink:href="Pictures/1000020100000200000002007AFB7D9327D14C68.png" xlink:type="simple" xlink:show="embed" xlink:actuate="onLoad" loext:mime-type="image/png">
            <text:p/>
          </draw:image>
        </draw:frame>
        <draw:frame draw:style-name="gr1" draw:text-style-name="P1" draw:layer="layout" svg:width="1.778cm" svg:height="2.137cm" svg:x="4.572cm" svg:y="3.556cm">
          <draw:image xlink:href="Pictures/1000020100000200000002007AFB7D9327D14C68.png" xlink:type="simple" xlink:show="embed" xlink:actuate="onLoad" loext:mime-type="image/png">
            <text:p/>
          </draw:image>
        </draw:frame>
        <draw:frame draw:style-name="gr1" draw:text-style-name="P1" draw:layer="layout" svg:width="1.778cm" svg:height="2.137cm" svg:x="3.556cm" svg:y="3.451cm">
          <draw:image xlink:href="Pictures/1000020100000200000002007AFB7D9327D14C68.png" xlink:type="simple" xlink:show="embed" xlink:actuate="onLoad" loext:mime-type="image/png">
            <text:p/>
          </draw:image>
        </draw:frame>
        <draw:frame draw:style-name="gr1" draw:text-style-name="P1" draw:layer="layout" svg:width="1.778cm" svg:height="2.137cm" svg:x="2.54cm" svg:y="3.451cm">
          <draw:image xlink:href="Pictures/1000020100000200000002007AFB7D9327D14C68.png" xlink:type="simple" xlink:show="embed" xlink:actuate="onLoad" loext:mime-type="image/png">
            <text:p/>
          </draw:image>
        </draw:frame>
        <draw:frame draw:style-name="gr1" draw:text-style-name="P1" draw:layer="layout" svg:width="1.778cm" svg:height="2.137cm" svg:x="5.334cm" svg:y="9.144cm">
          <draw:image xlink:href="Pictures/1000020100000200000002007AFB7D9327D14C68.png" xlink:type="simple" xlink:show="embed" xlink:actuate="onLoad" loext:mime-type="image/png">
            <text:p/>
          </draw:image>
        </draw:frame>
        <draw:frame draw:style-name="gr1" draw:text-style-name="P1" draw:layer="layout" svg:width="2.032cm" svg:height="2.137cm" svg:x="21.082cm" svg:y="7.874cm">
          <draw:image xlink:href="Pictures/1000020100000200000002007AFB7D9327D14C68.png" xlink:type="simple" xlink:show="embed" xlink:actuate="onLoad" loext:mime-type="image/png">
            <text:p/>
          </draw:image>
        </draw:frame>
        <draw:frame draw:style-name="gr1" draw:text-style-name="P1" draw:layer="layout" svg:width="1.778cm" svg:height="2.137cm" svg:x="3.556cm" svg:y="9.039cm">
          <draw:image xlink:href="Pictures/1000020100000200000002007AFB7D9327D14C68.png" xlink:type="simple" xlink:show="embed" xlink:actuate="onLoad" loext:mime-type="image/png">
            <text:p/>
          </draw:image>
        </draw:frame>
        <draw:frame draw:style-name="gr1" draw:text-style-name="P1" draw:layer="layout" svg:width="1.778cm" svg:height="2.137cm" svg:x="2.54cm" svg:y="9.039cm">
          <draw:image xlink:href="Pictures/1000020100000200000002007AFB7D9327D14C68.png" xlink:type="simple" xlink:show="embed" xlink:actuate="onLoad" loext:mime-type="image/png">
            <text:p/>
          </draw:image>
        </draw:frame>
        <draw:frame draw:style-name="gr2" draw:text-style-name="P2" draw:layer="layout" svg:width="5.08cm" svg:height="1.27cm" svg:x="2.286cm" svg:y="2.585cm">
          <draw:text-box>
            <text:p><text:span text:style-name="T1">Training population</text:span></text:p>
          </draw:text-box>
        </draw:frame>
        <draw:frame draw:style-name="gr3" draw:text-style-name="P2" draw:layer="layout" svg:width="5.334cm" svg:height="1.275cm" svg:x="2.333cm" svg:y="8.377cm">
          <draw:text-box>
            <text:p><text:span text:style-name="T2">Selection population</text:span></text:p>
          </draw:text-box>
        </draw:frame>
        <draw:frame draw:style-name="gr4" draw:text-style-name="P4" draw:layer="layout" svg:width="5.08cm" svg:height="1.361cm" svg:x="2.286cm" svg:y="5.751cm">
          <draw:text-box>
            <text:p text:style-name="P3"><text:span text:style-name="T1">- known genotypes</text:span></text:p>
            <text:p text:style-name="P3"><text:span text:style-name="T1">- </text:span><text:span text:style-name="T3">known</text:span><text:span text:style-name="T1"> phenotypes</text:span></text:p>
          </draw:text-box>
        </draw:frame>
        <draw:custom-shape draw:style-name="gr5" draw:text-style-name="P5" draw:layer="layout" svg:width="5.842cm" svg:height="6.35cm" svg:x="1.825cm" svg:y="8.1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4" draw:layer="layout" svg:width="6.096cm" svg:height="1.916cm" svg:x="2.286cm" svg:y="12.7cm">
          <draw:text-box>
            <text:p text:style-name="P3"><text:span text:style-name="T2">- known genotypes</text:span></text:p>
            <text:p text:style-name="P3"><text:span text:style-name="T2">- </text:span><text:span text:style-name="T4">unknown</text:span><text:span text:style-name="T2"> phenotypes</text:span></text:p>
          </draw:text-box>
        </draw:frame>
        <draw:custom-shape draw:style-name="gr7" draw:text-style-name="P5" draw:layer="layout" svg:width="5.588cm" svg:height="5.588cm" svg:x="2.079cm" svg:y="2.0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5.334cm" svg:height="1.778cm" svg:x="10.16cm" svg:y="4.3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2" draw:layer="layout" svg:width="5.334cm" svg:height="1.778cm" svg:x="10.414cm" svg:y="4.318cm">
          <draw:text-box>
            <text:p><text:span text:style-name="T1">Prediction equations:</text:span></text:p>
            <text:p><text:span text:style-name="T1">Y = w</text:span><text:span text:style-name="T5">1</text:span><text:span text:style-name="T6">X</text:span><text:span text:style-name="T5">1 </text:span><text:span text:style-name="T6"><text:s/>…. w</text:span><text:span text:style-name="T5">n</text:span><text:span text:style-name="T6">X</text:span><text:span text:style-name="T5">n</text:span><text:span text:style-name="T5"> </text:span></text:p>
          </draw:text-box>
        </draw:frame>
        <draw:custom-shape draw:style-name="gr10" draw:text-style-name="P1" draw:layer="layout" svg:width="2.032cm" svg:height="1.016cm" svg:x="7.874cm" svg:y="4.826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1" draw:text-style-name="P1" draw:layer="layout" svg:width="11.684cm" svg:height="4.318cm" svg:x="8.382cm" svg:y="8.12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2" draw:text-style-name="P1" draw:layer="layout" svg:width="7.112cm" svg:height="4.318cm" svg:x="11.684cm" svg:y="6.35cm">
          <text:p/>
          <draw:enhanced-geometry svg:viewBox="0 0 841 854" draw:mirror-horizontal="false" draw:mirror-vertical="false" draw:type="non-primitive" draw:enhanced-path="M 517 247 L 517 415 264 415 264 0 0 0 0 680 517 680 517 854 841 547 517 247 Z N"/>
        </draw:custom-shape>
        <draw:custom-shape draw:style-name="gr7" draw:text-style-name="P5" draw:layer="layout" svg:width="5.588cm" svg:height="5.588cm" svg:x="20.828cm" svg:y="6.0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778cm" svg:height="2.137cm" svg:x="5.334cm" svg:y="9.145cm">
          <draw:image xlink:href="Pictures/1000020100000200000002007AFB7D9327D14C68.png" xlink:type="simple" xlink:show="embed" xlink:actuate="onLoad" loext:mime-type="image/png">
            <text:p/>
          </draw:image>
        </draw:frame>
        <draw:frame draw:style-name="gr1" draw:text-style-name="P1" draw:layer="layout" svg:width="1.778cm" svg:height="2.137cm" svg:x="4.318cm" svg:y="9.039cm">
          <draw:image xlink:href="Pictures/1000020100000200000002007AFB7D9327D14C68.png" xlink:type="simple" xlink:show="embed" xlink:actuate="onLoad" loext:mime-type="image/png">
            <text:p/>
          </draw:image>
        </draw:frame>
        <draw:frame draw:style-name="gr1" draw:text-style-name="P1" draw:layer="layout" svg:width="1.778cm" svg:height="2.137cm" svg:x="5.334cm" svg:y="9.145cm">
          <draw:image xlink:href="Pictures/1000020100000200000002007AFB7D9327D14C68.png" xlink:type="simple" xlink:show="embed" xlink:actuate="onLoad" loext:mime-type="image/png">
            <text:p/>
          </draw:image>
        </draw:frame>
        <draw:frame draw:style-name="gr1" draw:text-style-name="P1" draw:layer="layout" svg:width="2.032cm" svg:height="2.137cm" svg:x="24.13cm" svg:y="8.128cm">
          <draw:image xlink:href="Pictures/1000020100000200000002007AFB7D9327D14C68.png" xlink:type="simple" xlink:show="embed" xlink:actuate="onLoad" loext:mime-type="image/png">
            <text:p/>
          </draw:image>
        </draw:frame>
        <draw:frame draw:style-name="gr1" draw:text-style-name="P1" draw:layer="layout" svg:width="2.032cm" svg:height="2.137cm" svg:x="22.352cm" svg:y="9.398cm">
          <draw:image xlink:href="Pictures/1000020100000200000002007AFB7D9327D14C68.png" xlink:type="simple" xlink:show="embed" xlink:actuate="onLoad" loext:mime-type="image/png">
            <text:p/>
          </draw:image>
        </draw:frame>
        <draw:frame draw:style-name="gr3" draw:text-style-name="P2" draw:layer="layout" svg:width="5.334cm" svg:height="1.275cm" svg:x="21.082cm" svg:y="6.599cm">
          <draw:text-box>
            <text:p><text:span text:style-name="T2">Selected population</text:span></text:p>
          </draw:text-box>
        </draw:frame>
        <presentation:notes draw:style-name="dp2">
          <draw:page-thumbnail draw:style-name="gr13"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1-29T16:20:33.002123517</meta:creation-date>
    <dc:date>2020-01-29T16:52:31.348466495</dc:date>
    <meta:editing-duration>PT16S</meta:editing-duration>
    <meta:editing-cycles>1</meta:editing-cycles>
    <meta:document-statistic meta:object-count="53"/>
    <meta:generator>LibreOffice/6.3.4.2$Linux_X86_64 LibreOffice_project/30$Build-2</meta:generator>
  </office:meta>
</office:document-meta>
</file>